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fo:language="en" fo:country="US" officeooo:paragraph-rsid="007c7ae5"/>
    </style:style>
    <style:style style:name="P3" style:family="paragraph" style:parent-style-name="Header">
      <style:text-properties fo:color="#faa61a" fo:language="en" fo:country="US"/>
    </style:style>
    <style:style style:name="T1" style:family="text">
      <style:text-properties officeooo:rsid="007c7a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Meanwhile, Sophie and her friends asked Suliman what happened to Howl, alarmed by his disappearance. They add to the team Heen, a human-dog that leaves willingly for Radme, where many of his human parts were spread by the witch of the waste 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Howl regains his normal appearance, and reunited they leave for Ingary, where they will defeat Layton, who is rapidly spreading t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17T22:32:55.147000000</dc:date>
    <dc:creator>Michele Maione</dc:creator>
    <meta:editing-duration>P0D</meta:editing-duration>
    <meta:editing-cycles>1</meta:editing-cycles>
    <meta:document-statistic meta:table-count="0" meta:image-count="0" meta:object-count="0" meta:paragraph-count="4" meta:word-count="546" meta:character-count="3119" meta:non-whitespace-character-count="2577"/>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